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5pt" fo:font-weight="bold" style:font-size-asian="15pt" style:font-weight-asian="bold" style:font-size-complex="15pt" style:font-weight-complex="bold"/>
    </style:style>
    <style:style style:name="P2" style:family="paragraph" style:parent-style-name="Preformatted_20_Text">
      <style:text-properties fo:font-size="20pt" fo:font-weight="bold" style:font-size-asian="20pt" style:font-weight-asian="bold" style:font-size-complex="20pt" style:font-weight-complex="bold"/>
    </style:style>
    <style:style style:name="P3" style:family="paragraph" style:parent-style-name="Preformatted_20_Text">
      <style:text-properties fo:font-size="14pt" fo:font-weight="bold" style:font-size-asian="14pt" style:font-weight-asian="bold" style:font-size-complex="14pt" style:font-weight-complex="bold"/>
    </style:style>
    <style:style style:name="P4" style:family="paragraph" style:parent-style-name="Preformatted_20_Text">
      <style:text-properties fo:font-size="12pt" style:font-size-asian="12pt" style:font-size-complex="12pt"/>
    </style:style>
    <style:style style:name="P5" style:family="paragraph" style:parent-style-name="Preformatted_20_Text">
      <style:text-properties fo:font-size="14pt" fo:font-weight="bold"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asibility Analysis</text:p>
      <text:p text:style-name="Preformatted_20_Text"/>
      <text:p text:style-name="P1">Organic Dairy Farming - ERP System</text:p>
      <text:p text:style-name="P1">Group</text:p>
      <text:p text:style-name="P1"/>
      <text:p text:style-name="P3">Product</text:p>
      <text:p text:style-name="P4">-Our product, Organic Dairy Farming ERP system is made to reduce and ease the work done by the dairy farm owner and make it more efficient, by giving him all the neccessary functions and factors required in his venture at one place and reducing the time taken in uploading and editing data on paper. He can update or take a look at the database from any where in the world. He can even look at any past record anytime without getting in any sought of trouble.</text:p>
      <text:p text:style-name="Preformatted_20_Text"/>
      <text:p text:style-name="P3">Technical Feasibility</text:p>
      <text:p text:style-name="P4">-Software is feasible to build and could be used from any desktop, laptop or tablet, could be reached by using any HTTP supporting browser like google chrome. Firefox, Edge etc. Software will be produced on Django frame work . HTML5, javascript and CSS will be used to design the UI of the web app and database queries will be written in Mysql.</text:p>
      <text:p text:style-name="P4"/>
      <text:p text:style-name="P3">Social Feasibility</text:p>
      <text:p text:style-name="P4">-Our software will ease the day to day work of admin and its employees and will make managment easier by keeping all the records. He can have a look on person if he's doing task given to him properly or no and on cattle if its giving proper output or no.</text:p>
      <text:p text:style-name="Preformatted_20_Text"/>
      <text:p text:style-name="P3">Economic Feasibility</text:p>
      <text:p text:style-name="Preformatted_20_Text"><text:span text:style-name="T2">-This software will reduce the amount of investment made in purchasing softwares and increasing the number of employees for updating data of different sections as everything is covered at one place so an individual also can update the whole data</text:span>.</text:p>
      <text:p text:style-name="Preformatted_20_Text"/>
      <text:p text:style-name="P3">Market Research</text:p>
      <text:p text:style-name="P4">-In market survey we came to know that their is no such software that actually provides so many facilities to customer and admin as well. One has to use various softwares to do the same task and still can't achieve a complete solution for it. google calander and various apps are used for setting up the reminders and to keep record of various activities.</text:p>
      <text:p text:style-name="Preformatted_20_Text"/>
      <text:p text:style-name="P3">Alternatives</text:p>
      <text:p text:style-name="P4">-No Alternatives have been seen for this product yet as it is a custom made software made keeping customers comfort in mind. Various softwares can be used to achieve the same mo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9-22T01:51:38.44</dc:date>
    <dc:creator>hrithik puri</dc:creator>
    <meta:generator>OpenOffice/4.1.2$Win32 OpenOffice.org_project/412m3$Build-9782</meta:generator>
    <meta:document-statistic meta:table-count="0" meta:image-count="0" meta:object-count="0" meta:page-count="1" meta:paragraph-count="15" meta:word-count="354" meta:character-count="1992"/>
    <meta:editing-duration>PT1M11S</meta:editing-duration>
    <meta:editing-cycles>1</meta:editing-cycles>
  </office:meta>
</office:document-meta>
</file>